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 style:parent-style-name="Graphics">
      <style:graphic-properties draw:fill="none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0" style:parent-style-name="Graphics">
      <style:graphic-properties draw:fill="none" draw:stroke="non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2" style:parent-style-name="Graphics">
      <style:graphic-properties draw:fill="none" draw:stroke="none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4" style:parent-style-name="Graphics">
      <style:graphic-properties draw:fill="none" draw:stroke="non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draw:stroke="non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 style:parent-style-name="Graphics">
      <style:graphic-properties draw:fill="none" draw:stroke="non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0" style:parent-style-name="Graphics">
      <style:graphic-properties draw:fill="none" fo:clip="rect(0in, 1.49787in, 0in, 0in)" draw:stroke="non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 style:parent-style-name="Graphics">
      <style:graphic-properties draw:fill="none" draw:stroke="non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draw:stroke="none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6" style:parent-style-name="Graphics">
      <style:graphic-properties draw:fill="none" draw:stroke="non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draw:stroke="non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 style:parent-style-name="Graphics">
      <style:graphic-properties draw:fill="none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draw:stroke="non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0" style:parent-style-name="Graphics">
      <style:graphic-properties draw:fill="none" draw:stroke="non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none" draw:stroke="non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draw:stroke="none"/>
    </style:style>
  </office:automatic-styles>
  <office:body>
    <office:presentation>
      <draw:page draw:name="Slide20" draw:style-name="a359" draw:master-page-name="Master1-Layout7-blank-Blank" presentation:presentation-page-layout-name="Master1-PPL7" draw:id="Slide-275">
        <draw:frame draw:id="id63" draw:style-name="a360" draw:name="Picture 2" svg:x="0.0942in" svg:y="1.01923in" svg:width="9.8116in" svg:height="5.46154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19" draw:style-name="a361" draw:master-page-name="Master1-Layout7-blank-Blank" presentation:presentation-page-layout-name="Master1-PPL7" draw:id="Slide-274">
        <draw:frame draw:id="id64" draw:style-name="a362" draw:name="Picture 4" svg:x="0in" svg:y="0in" svg:width="10in" svg:height="7.5in" style:rel-width="scale" style:rel-height="scale">
          <draw:image xlink:href="media/image2.jpg" xlink:type="simple" xlink:show="embed" xlink:actuate="onLoad"/>
          <svg:title/>
          <svg:desc>02-smart-street-lighting-control-system-project-ppt-2-638.jpg</svg:desc>
        </draw:frame>
      </draw:page>
      <draw:page draw:name="Slide3" draw:style-name="a363" draw:master-page-name="Master1-Layout7-blank-Blank" presentation:presentation-page-layout-name="Master1-PPL7" draw:id="Slide-258">
        <draw:frame draw:id="id65" draw:style-name="a364" draw:name="Picture 1" svg:x="0in" svg:y="0.935in" svg:width="10in" svg:height="7.5in" style:rel-width="scale" style:rel-height="scale">
          <draw:image xlink:href="media/image3.jpg" xlink:type="simple" xlink:show="embed" xlink:actuate="onLoad"/>
          <svg:title/>
          <svg:desc>03-smart-street-lighting-control-system-project-ppt-3-638.jpg</svg:desc>
        </draw:frame>
      </draw:page>
      <draw:page draw:name="Slide4" draw:style-name="a365" draw:master-page-name="Master1-Layout7-blank-Blank" presentation:presentation-page-layout-name="Master1-PPL7" draw:id="Slide-259">
        <draw:frame draw:id="id66" draw:style-name="a366" draw:name="Picture 1" svg:x="0in" svg:y="0.935in" svg:width="10in" svg:height="7.5in" style:rel-width="scale" style:rel-height="scale">
          <draw:image xlink:href="media/image4.jpg" xlink:type="simple" xlink:show="embed" xlink:actuate="onLoad"/>
          <svg:title/>
          <svg:desc>04-smart-street-lighting-control-system-project-ppt-4-638.jpg</svg:desc>
        </draw:frame>
      </draw:page>
      <draw:page draw:name="Slide5" draw:style-name="a367" draw:master-page-name="Master1-Layout7-blank-Blank" presentation:presentation-page-layout-name="Master1-PPL7" draw:id="Slide-260">
        <draw:frame draw:id="id67" draw:style-name="a368" draw:name="Picture 1" svg:x="0in" svg:y="0.935in" svg:width="10in" svg:height="7.5in" style:rel-width="scale" style:rel-height="scale">
          <draw:image xlink:href="media/image5.jpg" xlink:type="simple" xlink:show="embed" xlink:actuate="onLoad"/>
          <svg:title/>
          <svg:desc>05-smart-street-lighting-control-system-project-ppt-5-638.jpg</svg:desc>
        </draw:frame>
      </draw:page>
      <draw:page draw:name="Slide6" draw:style-name="a369" draw:master-page-name="Master1-Layout7-blank-Blank" presentation:presentation-page-layout-name="Master1-PPL7" draw:id="Slide-261">
        <draw:frame draw:id="id68" draw:style-name="a370" draw:name="Picture 1" svg:x="0in" svg:y="0.935in" svg:width="10in" svg:height="7.5in" style:rel-width="scale" style:rel-height="scale">
          <draw:image xlink:href="media/image6.jpg" xlink:type="simple" xlink:show="embed" xlink:actuate="onLoad"/>
          <svg:title/>
          <svg:desc>06-smart-street-lighting-control-system-project-ppt-6-638.jpg</svg:desc>
        </draw:frame>
      </draw:page>
      <draw:page draw:name="Slide7" draw:style-name="a371" draw:master-page-name="Master1-Layout7-blank-Blank" presentation:presentation-page-layout-name="Master1-PPL7" draw:id="Slide-262">
        <draw:frame draw:id="id69" draw:style-name="a372" draw:name="Picture 1" svg:x="0in" svg:y="0.935in" svg:width="10in" svg:height="7.5in" style:rel-width="scale" style:rel-height="scale">
          <draw:image xlink:href="media/image7.jpg" xlink:type="simple" xlink:show="embed" xlink:actuate="onLoad"/>
          <svg:title/>
          <svg:desc>07-smart-street-lighting-control-system-project-ppt-7-638.jpg</svg:desc>
        </draw:frame>
      </draw:page>
      <draw:page draw:name="Slide8" draw:style-name="a373" draw:master-page-name="Master1-Layout7-blank-Blank" presentation:presentation-page-layout-name="Master1-PPL7" draw:id="Slide-263">
        <draw:frame draw:id="id70" draw:style-name="a374" draw:name="Picture 1" svg:x="0in" svg:y="0.935in" svg:width="10in" svg:height="7.5in" style:rel-width="scale" style:rel-height="scale">
          <draw:image xlink:href="media/image8.jpg" xlink:type="simple" xlink:show="embed" xlink:actuate="onLoad"/>
          <svg:title/>
          <svg:desc>08-smart-street-lighting-control-system-project-ppt-8-638.jpg</svg:desc>
        </draw:frame>
      </draw:page>
      <draw:page draw:name="Slide9" draw:style-name="a375" draw:master-page-name="Master1-Layout7-blank-Blank" presentation:presentation-page-layout-name="Master1-PPL7" draw:id="Slide-264">
        <draw:frame draw:id="id71" draw:style-name="a376" draw:name="Picture 1" svg:x="0in" svg:y="0.935in" svg:width="10in" svg:height="7.5in" style:rel-width="scale" style:rel-height="scale">
          <draw:image xlink:href="media/image9.jpg" xlink:type="simple" xlink:show="embed" xlink:actuate="onLoad"/>
          <svg:title/>
          <svg:desc>09-smart-street-lighting-control-system-project-ppt-9-638.jpg</svg:desc>
        </draw:frame>
      </draw:page>
      <draw:page draw:name="Slide10" draw:style-name="a377" draw:master-page-name="Master1-Layout7-blank-Blank" presentation:presentation-page-layout-name="Master1-PPL7" draw:id="Slide-265">
        <draw:frame draw:id="id72" draw:style-name="a378" draw:name="Picture 1" svg:x="0in" svg:y="0.935in" svg:width="10in" svg:height="7.5in" style:rel-width="scale" style:rel-height="scale">
          <draw:image xlink:href="media/image10.jpg" xlink:type="simple" xlink:show="embed" xlink:actuate="onLoad"/>
          <svg:title/>
          <svg:desc>10-smart-street-lighting-control-system-project-ppt-10-638.jpg</svg:desc>
        </draw:frame>
      </draw:page>
      <draw:page draw:name="Slide11" draw:style-name="a379" draw:master-page-name="Master1-Layout7-blank-Blank" presentation:presentation-page-layout-name="Master1-PPL7" draw:id="Slide-266">
        <draw:frame draw:id="id73" draw:style-name="a380" draw:name="Picture 1" svg:x="0in" svg:y="0.935in" svg:width="10in" svg:height="7.5in" style:rel-width="scale" style:rel-height="scale">
          <draw:image xlink:href="media/image11.jpg" xlink:type="simple" xlink:show="embed" xlink:actuate="onLoad"/>
          <svg:title/>
          <svg:desc>11-smart-street-lighting-control-system-project-ppt-11-638.jpg</svg:desc>
        </draw:frame>
      </draw:page>
      <draw:page draw:name="Slide12" draw:style-name="a381" draw:master-page-name="Master1-Layout7-blank-Blank" presentation:presentation-page-layout-name="Master1-PPL7" draw:id="Slide-267">
        <draw:frame draw:id="id74" draw:style-name="a382" draw:name="Picture 1" svg:x="0in" svg:y="0.935in" svg:width="10in" svg:height="7.5in" style:rel-width="scale" style:rel-height="scale">
          <draw:image xlink:href="media/image12.jpg" xlink:type="simple" xlink:show="embed" xlink:actuate="onLoad"/>
          <svg:title/>
          <svg:desc>12-smart-street-lighting-control-system-project-ppt-12-638.jpg</svg:desc>
        </draw:frame>
      </draw:page>
      <draw:page draw:name="Slide13" draw:style-name="a383" draw:master-page-name="Master1-Layout7-blank-Blank" presentation:presentation-page-layout-name="Master1-PPL7" draw:id="Slide-268">
        <draw:frame draw:id="id75" draw:style-name="a384" draw:name="Picture 1" svg:x="0in" svg:y="0.935in" svg:width="10in" svg:height="7.5in" style:rel-width="scale" style:rel-height="scale">
          <draw:image xlink:href="media/image13.jpg" xlink:type="simple" xlink:show="embed" xlink:actuate="onLoad"/>
          <svg:title/>
          <svg:desc>13-smart-street-lighting-control-system-project-ppt-13-638.jpg</svg:desc>
        </draw:frame>
      </draw:page>
      <draw:page draw:name="Slide14" draw:style-name="a385" draw:master-page-name="Master1-Layout7-blank-Blank" presentation:presentation-page-layout-name="Master1-PPL7" draw:id="Slide-269">
        <draw:frame draw:id="id76" draw:style-name="a386" draw:name="Picture 1" svg:x="0in" svg:y="0.935in" svg:width="10in" svg:height="7.5in" style:rel-width="scale" style:rel-height="scale">
          <draw:image xlink:href="media/image14.jpg" xlink:type="simple" xlink:show="embed" xlink:actuate="onLoad"/>
          <svg:title/>
          <svg:desc>14-smart-street-lighting-control-system-project-ppt-14-638.jpg</svg:desc>
        </draw:frame>
      </draw:page>
      <draw:page draw:name="Slide15" draw:style-name="a387" draw:master-page-name="Master1-Layout7-blank-Blank" presentation:presentation-page-layout-name="Master1-PPL7" draw:id="Slide-270">
        <draw:frame draw:id="id77" draw:style-name="a388" draw:name="Picture 1" svg:x="0in" svg:y="0.935in" svg:width="10in" svg:height="7.5in" style:rel-width="scale" style:rel-height="scale">
          <draw:image xlink:href="media/image15.jpg" xlink:type="simple" xlink:show="embed" xlink:actuate="onLoad"/>
          <svg:title/>
          <svg:desc>15-smart-street-lighting-control-system-project-ppt-15-638.jpg</svg:desc>
        </draw:frame>
      </draw:page>
      <draw:page draw:name="Slide16" draw:style-name="a389" draw:master-page-name="Master1-Layout7-blank-Blank" presentation:presentation-page-layout-name="Master1-PPL7" draw:id="Slide-271">
        <draw:frame draw:id="id78" draw:style-name="a390" draw:name="Picture 1" svg:x="0in" svg:y="0.935in" svg:width="10in" svg:height="7.5in" style:rel-width="scale" style:rel-height="scale">
          <draw:image xlink:href="media/image16.jpg" xlink:type="simple" xlink:show="embed" xlink:actuate="onLoad"/>
          <svg:title/>
          <svg:desc>16-smart-street-lighting-control-system-project-ppt-16-638.jpg</svg:desc>
        </draw:frame>
      </draw:page>
      <draw:page draw:name="Slide17" draw:style-name="a391" draw:master-page-name="Master1-Layout7-blank-Blank" presentation:presentation-page-layout-name="Master1-PPL7" draw:id="Slide-272">
        <draw:frame draw:id="id79" draw:style-name="a392" draw:name="Picture 1" svg:x="0in" svg:y="0.935in" svg:width="10in" svg:height="7.5in" style:rel-width="scale" style:rel-height="scale">
          <draw:image xlink:href="media/image17.jpg" xlink:type="simple" xlink:show="embed" xlink:actuate="onLoad"/>
          <svg:title/>
          <svg:desc>17-smart-street-lighting-control-system-project-ppt-17-638.jpg</svg:desc>
        </draw:frame>
      </draw:page>
      <draw:page draw:name="Slide18" draw:style-name="a393" draw:master-page-name="Master1-Layout7-blank-Blank" presentation:presentation-page-layout-name="Master1-PPL7" draw:id="Slide-273">
        <draw:frame draw:id="id80" draw:style-name="a394" draw:name="Picture 1" svg:x="0in" svg:y="0.935in" svg:width="10in" svg:height="7.5in" style:rel-width="scale" style:rel-height="scale">
          <draw:image xlink:href="media/image18.jpg" xlink:type="simple" xlink:show="embed" xlink:actuate="onLoad"/>
          <svg:title/>
          <svg:desc>18-smart-street-lighting-control-system-project-ppt-18-638.jp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gradient" draw:fill-gradient-name="a395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395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6/1/2023</text:date></text:span><text:span text:style-name="a22" text:class-names=""/></text:p>
        </draw:text-box>
        <svg:title/>
        <svg:desc/>
      </draw:frame>
      <draw:frame draw:id="id3" presentation:style-name="a27" draw:name="Footer Placehold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5in" svg:y="6.95139in" svg:width="2.3333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6/1/2023</text:date></text:span><text:span text:style-name="a41" text:class-names=""/></text:p>
        </draw:text-box>
        <svg:title/>
        <svg:desc/>
      </draw:frame>
      <draw:frame draw:id="id8" presentation:style-name="a46" draw:name="Footer Placeholder 4" svg:x="3.41667in" svg:y="6.95139in" svg:width="3.16667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5in" svg:y="0.30035in" svg:width="9in" svg:height="1.2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6/1/2023</text:date></text:span><text:span text:style-name="a73" text:class-names=""/></text:p>
        </draw:text-box>
        <svg:title/>
        <svg:desc/>
      </draw:frame>
      <draw:frame draw:id="id13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78993in" svg:y="4.81944in" svg:width="8.5in" svg:height="1.48958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78993in" svg:y="3.17882in" svg:width="8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6/1/2023</text:date></text:span><text:span text:style-name="a93" text:class-names=""/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7.16667in" svg:y="6.95139in" svg:width="2.3333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5.08333in" svg:y="1.75in" svg:width="4.41667in" svg:height="4.94965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5in" svg:y="6.95139in" svg:width="2.3333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6/1/2023</text:date></text:span><text:span text:style-name="a141" text:class-names=""/></text:p>
        </draw:text-box>
        <svg:title/>
        <svg:desc/>
      </draw:frame>
      <draw:frame draw:id="id24" presentation:style-name="a146" draw:name="Footer Placeholder 5" svg:x="3.41667in" svg:y="6.95139in" svg:width="3.16667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5in" svg:y="0.30035in" svg:width="9in" svg:height="1.2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5in" svg:y="1.67882in" svg:width="4.4184in" svg:height="0.69965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5in" svg:y="2.37847in" svg:width="4.4184in" svg:height="4.3211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5.07986in" svg:y="1.67882in" svg:width="4.42014in" svg:height="0.69965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5.07986in" svg:y="2.37847in" svg:width="4.42014in" svg:height="4.32118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5in" svg:y="6.95139in" svg:width="2.3333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6/1/2023</text:date></text:span><text:span text:style-name="a197" text:class-names=""/></text:p>
        </draw:text-box>
        <svg:title/>
        <svg:desc/>
      </draw:frame>
      <draw:frame draw:id="id32" presentation:style-name="a202" draw:name="Footer Placeholder 7" svg:x="3.41667in" svg:y="6.95139in" svg:width="3.16667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7.16667in" svg:y="6.95139in" svg:width="2.3333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5in" svg:y="0.30035in" svg:width="9in" svg:height="1.2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5in" svg:y="6.95139in" svg:width="2.3333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6/1/2023</text:date></text:span><text:span text:style-name="a213" text:class-names=""/></text:p>
        </draw:text-box>
        <svg:title/>
        <svg:desc/>
      </draw:frame>
      <draw:frame draw:id="id36" presentation:style-name="a218" draw:name="Footer Placeholder 3" svg:x="3.41667in" svg:y="6.95139in" svg:width="3.16667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5in" svg:y="6.95139in" svg:width="2.3333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6/1/2023</text:date></text:span><text:span text:style-name="a226" text:class-names=""/></text:p>
        </draw:text-box>
        <svg:title/>
        <svg:desc/>
      </draw:frame>
      <draw:frame draw:id="id39" presentation:style-name="a231" draw:name="Footer Placeholder 2" svg:x="3.41667in" svg:y="6.95139in" svg:width="3.16667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7.16667in" svg:y="6.95139in" svg:width="2.3333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5in" svg:y="0.29861in" svg:width="3.28993in" svg:height="1.27083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5in" svg:y="6.95139in" svg:width="2.3333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6/1/2023</text:date></text:span><text:span text:style-name="a262" text:class-names=""/></text:p>
        </draw:text-box>
        <svg:title/>
        <svg:desc/>
      </draw:frame>
      <draw:frame draw:id="id45" presentation:style-name="a267" draw:name="Footer Placeholder 5" svg:x="3.41667in" svg:y="6.95139in" svg:width="3.16667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7.16667in" svg:y="6.95139in" svg:width="2.3333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1.96007in" svg:y="5.25in" svg:width="6in" svg:height="0.61979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1.96007in" svg:y="0.67014in" svg:width="6in" svg:height="4.5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1.96007in" svg:y="5.86979in" svg:width="6in" svg:height="0.8802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5in" svg:y="6.95139in" svg:width="2.3333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6/1/2023</text:date></text:span><text:span text:style-name="a285" text:class-names=""/></text:p>
        </draw:text-box>
        <svg:title/>
        <svg:desc/>
      </draw:frame>
      <draw:frame draw:id="id51" presentation:style-name="a290" draw:name="Footer Placeholder 5" svg:x="3.41667in" svg:y="6.95139in" svg:width="3.16667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7.16667in" svg:y="6.95139in" svg:width="2.3333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5in" svg:y="0.30035in" svg:width="9in" svg:height="1.2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5in" svg:y="1.75in" svg:width="9in" svg:height="4.94965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5in" svg:y="6.95139in" svg:width="2.3333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6/1/2023</text:date></text:span><text:span text:style-name="a317" text:class-names=""/></text:p>
        </draw:text-box>
        <svg:title/>
        <svg:desc/>
      </draw:frame>
      <draw:frame draw:id="id56" presentation:style-name="a322" draw:name="Footer Placeholder 4" svg:x="3.41667in" svg:y="6.95139in" svg:width="3.16667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7.16667in" svg:y="6.95139in" svg:width="2.3333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7.25in" svg:y="0.30035in" svg:width="2.25in" svg:height="6.39931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5in" svg:y="0.30035in" svg:width="6.58333in" svg:height="6.3993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5in" svg:y="6.95139in" svg:width="2.3333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6/1/2023</text:date></text:span><text:span text:style-name="a349" text:class-names=""/></text:p>
        </draw:text-box>
        <svg:title/>
        <svg:desc/>
      </draw:frame>
      <draw:frame draw:id="id61" presentation:style-name="a354" draw:name="Footer Placeholder 4" svg:x="3.41667in" svg:y="6.95139in" svg:width="3.16667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7.16667in" svg:y="6.95139in" svg:width="2.3333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description>generated using python-pptx</dc:description>
    <dc:subject/>
    <meta:initial-creator/>
    <dc:creator>Unknown User</dc:creator>
    <meta:creation-date>2013-01-27T09:14:16Z</meta:creation-date>
    <dc:date>2023-06-01T05:42:36Z</dc:date>
    <meta:editing-cycles>3</meta:editing-cycles>
    <meta:editing-duration>PT60S</meta:editing-duration>
    <meta:document-statistic meta:paragraph-count="0" meta:word-count="0"/>
  </office:meta>
</office:document-meta>
</file>